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bbee" officeooo:paragraph-rsid="001abbee"/>
    </style:style>
    <style:style style:name="P2" style:family="paragraph" style:parent-style-name="Standard">
      <style:text-properties officeooo:rsid="001ccc23" officeooo:paragraph-rsid="001ccc23"/>
    </style:style>
    <style:style style:name="P3" style:family="paragraph" style:parent-style-name="Standard">
      <style:text-properties officeooo:rsid="001dd15f" officeooo:paragraph-rsid="001dd15f"/>
    </style:style>
    <style:style style:name="P4" style:family="paragraph" style:parent-style-name="Standard">
      <style:text-properties officeooo:rsid="001de480" officeooo:paragraph-rsid="001de480"/>
    </style:style>
    <style:style style:name="P5" style:family="paragraph" style:parent-style-name="Standard">
      <style:text-properties officeooo:rsid="001fddbe" officeooo:paragraph-rsid="001fddbe"/>
    </style:style>
    <style:style style:name="P6" style:family="paragraph" style:parent-style-name="Standard">
      <style:text-properties officeooo:rsid="0021d562" officeooo:paragraph-rsid="0021d562"/>
    </style:style>
    <style:style style:name="P7" style:family="paragraph" style:parent-style-name="Standard">
      <style:text-properties officeooo:rsid="0021d562" officeooo:paragraph-rsid="00228941"/>
    </style:style>
    <style:style style:name="P8" style:family="paragraph" style:parent-style-name="Standard">
      <style:text-properties officeooo:rsid="0021d562" officeooo:paragraph-rsid="002365ff"/>
    </style:style>
    <style:style style:name="P9" style:family="paragraph" style:parent-style-name="Standard">
      <style:text-properties officeooo:rsid="0028f431" officeooo:paragraph-rsid="0028f431"/>
    </style:style>
    <style:style style:name="P10" style:family="paragraph" style:parent-style-name="Standard">
      <style:text-properties officeooo:rsid="002c810d" officeooo:paragraph-rsid="002c810d"/>
    </style:style>
    <style:style style:name="P11" style:family="paragraph" style:parent-style-name="Standard">
      <style:text-properties officeooo:rsid="002ec6e8" officeooo:paragraph-rsid="002ec6e8"/>
    </style:style>
    <style:style style:name="T1" style:family="text">
      <style:text-properties officeooo:rsid="001b77ec"/>
    </style:style>
    <style:style style:name="T2" style:family="text">
      <style:text-properties officeooo:rsid="001ccad2"/>
    </style:style>
    <style:style style:name="T3" style:family="text">
      <style:text-properties officeooo:rsid="001dd15f"/>
    </style:style>
    <style:style style:name="T4" style:family="text">
      <style:text-properties officeooo:rsid="001de480"/>
    </style:style>
    <style:style style:name="T5" style:family="text">
      <style:text-properties officeooo:rsid="001fddbe"/>
    </style:style>
    <style:style style:name="T6" style:family="text">
      <style:text-properties officeooo:rsid="00221dac"/>
    </style:style>
    <style:style style:name="T7" style:family="text">
      <style:text-properties officeooo:rsid="00228941"/>
    </style:style>
    <style:style style:name="T8" style:family="text">
      <style:text-properties officeooo:rsid="002365ff"/>
    </style:style>
    <style:style style:name="T9" style:family="text">
      <style:text-properties officeooo:rsid="0026de39"/>
    </style:style>
    <style:style style:name="T10" style:family="text">
      <style:text-properties officeooo:rsid="0028aaeb"/>
    </style:style>
    <style:style style:name="T11" style:family="text">
      <style:text-properties officeooo:rsid="002aa603"/>
    </style:style>
    <style:style style:name="T12" style:family="text">
      <style:text-properties officeooo:rsid="002b9b4d"/>
    </style:style>
    <style:style style:name="T13" style:family="text">
      <style:text-properties officeooo:rsid="002e232e"/>
    </style:style>
    <style:style style:name="T14" style:family="text">
      <style:text-properties officeooo:rsid="002ec6e8"/>
    </style:style>
    <style:style style:name="T15" style:family="text">
      <style:text-properties officeooo:rsid="002fa7ce"/>
    </style:style>
    <style:style style:name="T16" style:family="text">
      <style:text-properties officeooo:rsid="003119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STÃO DE MUDANÇA </text:p>
      <text:p text:style-name="P1"/>
      <text:p text:style-name="P1">O CONTROLE DE MUDANÇAS E SEUS FUNDAMENTOS </text:p>
      <text:p text:style-name="P1">-<text:span text:style-name="T1">seu propósito é de atuar como “porteiro”, estando no controle de todos os pedidos de mudança para <text:tab/>um produto.</text:span></text:p>
      <text:p text:style-name="P1">-<text:span text:style-name="T2">O controle de mudança identifica, documenta, aprova ou rejeita mudanças em itens de <text:tab/>configuração.</text:span></text:p>
      <text:p text:style-name="P1"/>
      <text:p text:style-name="P2">CONCEITOS FUNDAMENTAIS HABILITADORES DO CONTROLE DE MUDANÇA </text:p>
      <text:p text:style-name="P2">MUDANÇA: é a alteração de qualquer coisa nos itens de configuração.</text:p>
      <text:p text:style-name="P2"/>
      <text:p text:style-name="P2">SOLICITAÇÃO OU REQUISIÇÃO DE MUDANÇA </text:p>
      <text:p text:style-name="P2">-<text:span text:style-name="T3">mecanismo para formalização de uma proposta de mudança. Pode ser registrada no papel ou <text:tab/>eletronicamente. Precisa ser seguramente armazenada em banco de dados.</text:span></text:p>
      <text:p text:style-name="P2"/>
      <text:p text:style-name="P3">LINHA DE BASE (BASELINE)</text:p>
      <text:p text:style-name="P3">-<text:span text:style-name="T4">A linha de base é a versão considerada estável, acordada formalmente para um item de <text:tab/>configuração.</text:span></text:p>
      <text:p text:style-name="P3"/>
      <text:p text:style-name="P4">COMITÊ DE (AVALIAÇÃO DE) MUDANÇAS </text:p>
      <text:p text:style-name="P4">-<text:span text:style-name="T5">pode ser representado por uma única pessoa, porém, mais comum ser representado por um grupo <text:tab/>de pessoas.</text:span></text:p>
      <text:p text:style-name="P4"/>
      <text:p text:style-name="P5">TIPOS DE MUDANÇA </text:p>
      <text:p text:style-name="P6">MUDANÇA PADRÃO: são aquelas do tipo pré-autorizadas, normalmente são repetitivas, de baixo-<text:tab/>risco e bem testadas, já testadas várias vezes. Geralmente são manutenções corriqueiras.</text:p>
      <text:p text:style-name="P6"/>
      <text:p text:style-name="P6">MUDANÇAS NORMAL: <text:span text:style-name="T6">são as mudanças comuns, que recebem o tratamento e supervisão para as <text:tab/>mudanças.</text:span></text:p>
      <text:p text:style-name="P7">-<text:span text:style-name="T7">riscos medianos, passa por verificação e validação. </text:span></text:p>
      <text:p text:style-name="P7"/>
      <text:p text:style-name="P7"><text:span text:style-name="T7">MUDANÇA-EMERGENCIAL </text:span></text:p>
      <text:p text:style-name="P8">-<text:span text:style-name="T8">são as solicitadas após falha em algum ponto do sistema, gerando indisponibilidade parcial ou total do sistema, que por sua vez, acar</text:span><text:span text:style-name="T9">r</text:span><text:span text:style-name="T8">eta em prejuízos materiais, financeiros, de credibilidade e outros. </text:span></text:p>
      <text:p text:style-name="P8">-<text:span text:style-name="T10">geralmente pula a etapa de documentação e avaliação de comitê e vai direto para a implementação, </text:span></text:p>
      <text:p text:style-name="P8"><text:tab/><text:span text:style-name="T10">passando apenas por processo de aprovação rápido.</text:span></text:p>
      <text:p text:style-name="P8"/>
      <text:p text:style-name="P9">BOAS PRÁTICAS NO CONTROLE DE MUDANÇA </text:p>
      <text:p text:style-name="P9">-<text:span text:style-name="T11">Pode evitar: atrasos, erros, retrabalhos e etc… </text:span></text:p>
      <text:p text:style-name="P9">-<text:span text:style-name="T11">usar metadados para fazer processos analíticos. </text:span></text:p>
      <text:p text:style-name="P9">-<text:span text:style-name="T12">realizar análise de impacto, custos associados a implementação e a não-implementação. Uma boa <text:tab/>prática é utilizar um checklist.</text:span></text:p>
      <text:p text:style-name="P9"/>
      <text:p text:style-name="P10">FERRAMENTAS </text:p>
      <text:p text:style-name="P10">-<text:span text:style-name="T13">REDMINE: ferramenta opesource para gestão de projetos profissional. </text:span></text:p>
      <text:p text:style-name="P10">-<text:span text:style-name="T14">permite a colaboração de times inteiros com relação a execuçã oe progresso</text:span></text:p>
      <text:p text:style-name="P10">-<text:span text:style-name="T14">pode se integrar a banco de dados e a Git. </text:span></text:p>
      <text:p text:style-name="P10"/>
      <text:p text:style-name="P11">GITLAB </text:p>
      <text:p text:style-name="P11">-<text:span text:style-name="T15">primariamente é uma ferramenta de controle de repositório git. </text:span></text:p>
      <text:p text:style-name="P11">-<text:span text:style-name="T16">fornece o sistema de controle </text:span></text:p>
      <text:p text:style-name="P10"/>
      <text:p text:style-name="P10"><text:soft-page-break/></text:p>
      <text:p text:style-name="P9"/>
      <text:p text:style-name="P9"/>
      <text:p text:style-name="P8"/>
      <text:p text:style-name="P8"/>
      <text:p text:style-name="P6"/>
      <text:p text:style-name="P6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4T15:12:33.139000000</meta:creation-date>
    <dc:date>2024-04-24T17:53:53.482000000</dc:date>
    <meta:editing-duration>PT2H12M2S</meta:editing-duration>
    <meta:editing-cycles>22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31" meta:word-count="317" meta:character-count="2140" meta:non-whitespace-character-count="1827"/>
  </office:meta>
</office:document-meta>
</file>